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873f"/>
    </style:style>
    <style:style style:name="P2" style:family="paragraph" style:parent-style-name="Standard">
      <style:text-properties officeooo:rsid="0019873f" officeooo:paragraph-rsid="0019873f"/>
    </style:style>
    <style:style style:name="T1" style:family="text">
      <style:text-properties officeooo:rsid="00198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dam</text:span> <text:span text:style-name="T1">Achboune </text:span>, amb domicili a l’av. <text:span text:style-name="T1">Bolla </text:span>, <text:span text:style-name="T1">11</text:span> , de Maó, amb DNI núm. 12681, telèfon <text:span text:style-name="T1">645112287</text:span>, </text:p>
      <text:p text:style-name="P1"/>
      <text:p text:style-name="P1"/>
      <text:p text:style-name="P1"/>
      <text:p text:style-name="P1">EXPÒS: </text:p>
      <text:p text:style-name="P1"/>
      <text:p text:style-name="P1"/>
      <text:p text:style-name="P1">Que som llicenciada en Dret per la Universitat de les Illes Balears i treball des de fa tres anys al despatx d’advocats Planchard i Fonoll. </text:p>
      <text:p text:style-name="P1"/>
      <text:p text:style-name="P1"/>
      <text:p text:style-name="P2">I voldria solicitar que si podrieu revisar el meu expedient per formar part en les oposicións </text:p>
      <text:p text:style-name="P1"/>
      <text:p text:style-name="P1"/>
      <text:p text:style-name="P1">Que complesc tots els requisits que s’hi demanen i aport la documentació corresponent. </text:p>
      <text:p text:style-name="P1"/>
      <text:p text:style-name="P1"/>
      <text:p text:style-name="P1"/>
      <text:p text:style-name="P1">Per tot açò, </text:p>
      <text:p text:style-name="P1">SOL·LICIT: </text:p>
      <text:p text:style-name="P1"/>
      <text:p text:style-name="P1"/>
      <text:p text:style-name="P1"/>
      <text:p text:style-name="P1">Que sigui admesa aquesta sol·licitud per <text:span text:style-name="T1">concursar les opsicions 2023/20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ó, 25 de <text:span text:style-name="T1">desembre</text:span> de <text:span text:style-name="T1">20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CONCURS</text:span> <text:span text:style-name="T1">PÚBLIC DE</text:span> <text:span text:style-name="T1">OPOSICIONS</text:span> DE MAÓ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7:11:10.827851682</meta:creation-date>
    <dc:date>2023-11-20T17:20:29.775631338</dc:date>
    <meta:editing-duration>PT9M19S</meta:editing-duration>
    <meta:editing-cycles>1</meta:editing-cycles>
    <meta:document-statistic meta:table-count="0" meta:image-count="0" meta:object-count="0" meta:page-count="1" meta:paragraph-count="10" meta:word-count="100" meta:character-count="585" meta:non-whitespace-character-count="488"/>
    <meta:generator>LibreOffice/7.3.7.2$Linux_X86_64 LibreOffice_project/30$Build-2</meta:generator>
  </office:meta>
</office:document-meta>
</file>